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rsid="00155888" officeooo:paragraph-rsid="00155888"/>
    </style:style>
    <style:style style:name="P2" style:family="paragraph" style:parent-style-name="Standard">
      <style:text-properties fo:language="zxx" fo:country="none" officeooo:rsid="00155888" officeooo:paragraph-rsid="00155888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fo:font-weight="bold" officeooo:rsid="00155888" officeooo:paragraph-rsid="00155888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 style:list-style-name="L2">
      <style:text-properties officeooo:paragraph-rsid="00155888"/>
    </style:style>
    <style:style style:name="P5" style:family="paragraph" style:parent-style-name="Standard">
      <style:text-properties fo:color="#c9211e" loext:opacity="100%" fo:font-size="14pt" fo:language="zxx" fo:country="none" fo:font-weight="bold" officeooo:rsid="00155888" officeooo:paragraph-rsid="0015588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155888" style:language-asian="zxx" style:country-asian="none" style:language-complex="zxx" style:country-complex="non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6.07.2022 – Cumartesi </text:p>
      <text:p text:style-name="P2"/>
      <text:p text:style-name="P3">1- <text:s/>Model Tunning / Model Dogrulama yapildi. (Udemy/Vahit/Bolum 10/ Ders 267)</text:p>
      <text:p text:style-name="P2"/>
      <text:list xml:id="list3640882793" text:style-name="L2">
        <text:list-item>
          <text:p text:style-name="P4"><text:span text:style-name="T2">Model Dogrulama = <text:s/>cros_val_score ile yapilir.</text:span></text:p>
        </text:list-item>
        <text:list-item>
          <text:p text:style-name="P1"><text:span text:style-name="T1">Cv=10 <text:s/>veya cv= 5 secilir genelde.</text:span></text:p>
        </text:list-item>
        <text:list-item>
          <text:p text:style-name="P1"><text:span text:style-name="T1">Test ve Train icnde uygulanir.</text:span></text:p>
        </text:list-item>
        <text:list-item>
          <text:p text:style-name="P1"><text:span text:style-name="T1">Scoring = r2 veya neg_mean_squared_error (mse) ile yaplir</text:span></text:p>
        </text:list-item>
        <text:list-item>
          <text:p text:style-name="P1"><text:span text:style-name="T1">np.sqrt ile sonunda mean() ile score ortalamasi gozukur</text:span></text:p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7-17T07:05:23.109355920</meta:creation-date>
    <meta:generator>LibreOffice/7.2.2.2$MacOSX_X86_64 LibreOffice_project/02b2acce88a210515b4a5bb2e46cbfb63fe97d56</meta:generator>
    <dc:date>2022-07-17T07:13:16.923179206</dc:date>
    <meta:editing-duration>PT7M54S</meta:editing-duration>
    <meta:editing-cycles>2</meta:editing-cycles>
    <meta:document-statistic meta:table-count="0" meta:image-count="0" meta:object-count="0" meta:page-count="1" meta:paragraph-count="7" meta:word-count="51" meta:character-count="327" meta:non-whitespace-character-count="283"/>
  </office:meta>
</office:document-meta>
</file>